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5.7953in"/>
    </style:style>
    <style:style style:name="co4" style:family="table-column">
      <style:table-column-properties fo:break-before="auto" style:column-width="1.56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c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mmetric boundary implementation of the the bed_shear stress.</text:p>
          </table:table-cell>
          <table:table-cell office:value-type="string" calcext:value-type="string">
            <text:p>Gaussian h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ck in curvi-linear code the grid distances for boundari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de-based to Element-based data-structuu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D cell Peclet number, compute velocity along the xi- and eta-lin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09:56:55.47106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2:52:44.387289000</meta:creation-date>
    <dc:date>2026-01-06T09:57:09.207799100</dc:date>
    <meta:editing-duration>PT12M10S</meta:editing-duration>
    <meta:editing-cycles>9</meta:editing-cycles>
    <meta:generator>LibreOffice/25.8.3.2$Windows_X86_64 LibreOffice_project/8ca8d55c161d602844f5428fa4b58097424e324e</meta:generator>
    <meta:document-statistic meta:table-count="1" meta:cell-count="13" meta:object-count="0"/>
  </office:meta>
</office:document-meta>
</file>